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Column D abs</text:p>
          </table:table-cell>
          <table:table-cell office:value-type="string" calcext:value-type="string">
            <text:p>Column E abs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1]+1/38" office:value-type="float" office:value="0.0263157894736842" calcext:value-type="float">
            <text:p>0.0263157895</text:p>
          </table:table-cell>
          <table:table-cell table:formula="of:=[.A2]/255" office:value-type="float" office:value="0.0156862745098039" calcext:value-type="float">
            <text:p>0.0156862745</text:p>
          </table:table-cell>
          <table:table-cell table:formula="of:=[.B1]-[.C2]" office:value-type="float" office:value="-0.0156862745098039" calcext:value-type="float">
            <text:p>-0.0156862745</text:p>
          </table:table-cell>
          <table:table-cell table:formula="of:=[.B2]-[.C2]" office:value-type="float" office:value="0.0106295149638803" calcext:value-type="float">
            <text:p>0.010629515</text:p>
          </table:table-cell>
          <table:table-cell table:formula="of:=ABS([.D2])" office:value-type="float" office:value="0.0156862745098039" calcext:value-type="float">
            <text:p>0.0156862745</text:p>
          </table:table-cell>
          <table:table-cell table:formula="of:=ABS([.E2])" office:value-type="float" office:value="0.0106295149638803" calcext:value-type="float">
            <text:p>0.0106295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]+1/38" office:value-type="float" office:value="0.0526315789473684" calcext:value-type="float">
            <text:p>0.0526315789</text:p>
          </table:table-cell>
          <table:table-cell table:formula="of:=[.A3]/255" office:value-type="float" office:value="0.0549019607843137" calcext:value-type="float">
            <text:p>0.0549019608</text:p>
          </table:table-cell>
          <table:table-cell table:formula="of:=[.B2]-[.C3]" office:value-type="float" office:value="-0.0285861713106295" calcext:value-type="float">
            <text:p>-0.0285861713</text:p>
          </table:table-cell>
          <table:table-cell table:formula="of:=[.B3]-[.C3]" office:value-type="float" office:value="-0.00227038183694531" calcext:value-type="float">
            <text:p>-0.0022703818</text:p>
          </table:table-cell>
          <table:table-cell table:formula="of:=ABS([.D3])" office:value-type="float" office:value="0.0285861713106295" calcext:value-type="float">
            <text:p>0.0285861713</text:p>
          </table:table-cell>
          <table:table-cell table:formula="of:=ABS([.E3])" office:value-type="float" office:value="0.00227038183694531" calcext:value-type="float">
            <text:p>0.0022703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]+1/38" office:value-type="float" office:value="0.0789473684210526" calcext:value-type="float">
            <text:p>0.0789473684</text:p>
          </table:table-cell>
          <table:table-cell table:formula="of:=[.A4]/255" office:value-type="float" office:value="0.0627450980392157" calcext:value-type="float">
            <text:p>0.062745098</text:p>
          </table:table-cell>
          <table:table-cell table:formula="of:=[.B3]-[.C4]" office:value-type="float" office:value="-0.0101135190918473" calcext:value-type="float">
            <text:p>-0.0101135191</text:p>
          </table:table-cell>
          <table:table-cell table:formula="of:=[.B4]-[.C4]" office:value-type="float" office:value="0.0162022703818369" calcext:value-type="float">
            <text:p>0.0162022704</text:p>
          </table:table-cell>
          <table:table-cell table:formula="of:=ABS([.D4])" office:value-type="float" office:value="0.0101135190918473" calcext:value-type="float">
            <text:p>0.0101135191</text:p>
          </table:table-cell>
          <table:table-cell table:formula="of:=ABS([.E4])" office:value-type="float" office:value="0.0162022703818369" calcext:value-type="float">
            <text:p>0.0162022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]+1/38" office:value-type="float" office:value="0.105263157894737" calcext:value-type="float">
            <text:p>0.1052631579</text:p>
          </table:table-cell>
          <table:table-cell table:formula="of:=[.A5]/255" office:value-type="float" office:value="0.0784313725490196" calcext:value-type="float">
            <text:p>0.0784313725</text:p>
          </table:table-cell>
          <table:table-cell table:formula="of:=[.B4]-[.C5]" office:value-type="float" office:value="0.00051599587203302" calcext:value-type="float">
            <text:p>0.0005159959</text:p>
          </table:table-cell>
          <table:table-cell table:formula="of:=[.B5]-[.C5]" office:value-type="float" office:value="0.0268317853457172" calcext:value-type="float">
            <text:p>0.0268317853</text:p>
          </table:table-cell>
          <table:table-cell table:formula="of:=ABS([.D5])" office:value-type="float" office:value="0.00051599587203302" calcext:value-type="float">
            <text:p>0.0005159959</text:p>
          </table:table-cell>
          <table:table-cell table:formula="of:=ABS([.E5])" office:value-type="float" office:value="0.0268317853457172" calcext:value-type="float">
            <text:p>0.02683178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5]+1/38" office:value-type="float" office:value="0.131578947368421" calcext:value-type="float">
            <text:p>0.1315789474</text:p>
          </table:table-cell>
          <table:table-cell table:formula="of:=[.A6]/255" office:value-type="float" office:value="0.0901960784313726" calcext:value-type="float">
            <text:p>0.0901960784</text:p>
          </table:table-cell>
          <table:table-cell table:formula="of:=[.B5]-[.C6]" office:value-type="float" office:value="0.0150670794633643" calcext:value-type="float">
            <text:p>0.0150670795</text:p>
          </table:table-cell>
          <table:table-cell table:formula="of:=[.B6]-[.C6]" office:value-type="float" office:value="0.0413828689370485" calcext:value-type="float">
            <text:p>0.0413828689</text:p>
          </table:table-cell>
          <table:table-cell table:formula="of:=ABS([.D6])" office:value-type="float" office:value="0.0150670794633643" calcext:value-type="float">
            <text:p>0.0150670795</text:p>
          </table:table-cell>
          <table:table-cell table:formula="of:=ABS([.E6])" office:value-type="float" office:value="0.0413828689370485" calcext:value-type="float">
            <text:p>0.04138286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6]+1/38" office:value-type="float" office:value="0.157894736842105" calcext:value-type="float">
            <text:p>0.1578947368</text:p>
          </table:table-cell>
          <table:table-cell table:formula="of:=[.A7]/255" office:value-type="float" office:value="0.101960784313725" calcext:value-type="float">
            <text:p>0.1019607843</text:p>
          </table:table-cell>
          <table:table-cell table:formula="of:=[.B6]-[.C7]" office:value-type="float" office:value="0.0296181630546956" calcext:value-type="float">
            <text:p>0.0296181631</text:p>
          </table:table-cell>
          <table:table-cell table:formula="of:=[.B7]-[.C7]" office:value-type="float" office:value="0.0559339525283798" calcext:value-type="float">
            <text:p>0.0559339525</text:p>
          </table:table-cell>
          <table:table-cell table:formula="of:=ABS([.D7])" office:value-type="float" office:value="0.0296181630546956" calcext:value-type="float">
            <text:p>0.0296181631</text:p>
          </table:table-cell>
          <table:table-cell table:formula="of:=ABS([.E7])" office:value-type="float" office:value="0.0559339525283798" calcext:value-type="float">
            <text:p>0.05593395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7]+1/38" office:value-type="float" office:value="0.184210526315789" calcext:value-type="float">
            <text:p>0.1842105263</text:p>
          </table:table-cell>
          <table:table-cell table:formula="of:=[.A8]/255" office:value-type="float" office:value="0.180392156862745" calcext:value-type="float">
            <text:p>0.1803921569</text:p>
          </table:table-cell>
          <table:table-cell table:formula="of:=[.B7]-[.C8]" office:value-type="float" office:value="-0.0224974200206398" calcext:value-type="float">
            <text:p>-0.02249742</text:p>
          </table:table-cell>
          <table:table-cell table:formula="of:=[.B8]-[.C8]" office:value-type="float" office:value="0.00381836945304437" calcext:value-type="float">
            <text:p>0.0038183695</text:p>
          </table:table-cell>
          <table:table-cell table:formula="of:=ABS([.D8])" office:value-type="float" office:value="0.0224974200206398" calcext:value-type="float">
            <text:p>0.02249742</text:p>
          </table:table-cell>
          <table:table-cell table:formula="of:=ABS([.E8])" office:value-type="float" office:value="0.00381836945304437" calcext:value-type="float">
            <text:p>0.00381836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8]+1/38" office:value-type="float" office:value="0.210526315789474" calcext:value-type="float">
            <text:p>0.2105263158</text:p>
          </table:table-cell>
          <table:table-cell table:formula="of:=[.A9]/255" office:value-type="float" office:value="0.188235294117647" calcext:value-type="float">
            <text:p>0.1882352941</text:p>
          </table:table-cell>
          <table:table-cell table:formula="of:=[.B8]-[.C9]" office:value-type="float" office:value="-0.00402476780185759" calcext:value-type="float">
            <text:p>-0.0040247678</text:p>
          </table:table-cell>
          <table:table-cell table:formula="of:=[.B9]-[.C9]" office:value-type="float" office:value="0.0222910216718266" calcext:value-type="float">
            <text:p>0.0222910217</text:p>
          </table:table-cell>
          <table:table-cell table:formula="of:=ABS([.D9])" office:value-type="float" office:value="0.00402476780185759" calcext:value-type="float">
            <text:p>0.0040247678</text:p>
          </table:table-cell>
          <table:table-cell table:formula="of:=ABS([.E9])" office:value-type="float" office:value="0.0222910216718266" calcext:value-type="float">
            <text:p>0.02229102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9]+1/38" office:value-type="float" office:value="0.236842105263158" calcext:value-type="float">
            <text:p>0.2368421053</text:p>
          </table:table-cell>
          <table:table-cell table:formula="of:=[.A10]/255" office:value-type="float" office:value="0.2" calcext:value-type="float">
            <text:p>0.2</text:p>
          </table:table-cell>
          <table:table-cell table:formula="of:=[.B9]-[.C10]" office:value-type="float" office:value="0.0105263157894737" calcext:value-type="float">
            <text:p>0.0105263158</text:p>
          </table:table-cell>
          <table:table-cell table:formula="of:=[.B10]-[.C10]" office:value-type="float" office:value="0.0368421052631579" calcext:value-type="float">
            <text:p>0.0368421053</text:p>
          </table:table-cell>
          <table:table-cell table:formula="of:=ABS([.D10])" office:value-type="float" office:value="0.0105263157894737" calcext:value-type="float">
            <text:p>0.0105263158</text:p>
          </table:table-cell>
          <table:table-cell table:formula="of:=ABS([.E10])" office:value-type="float" office:value="0.0368421052631579" calcext:value-type="float">
            <text:p>0.03684210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0]+1/38" office:value-type="float" office:value="0.263157894736842" calcext:value-type="float">
            <text:p>0.2631578947</text:p>
          </table:table-cell>
          <table:table-cell table:formula="of:=[.A11]/255" office:value-type="float" office:value="0.203921568627451" calcext:value-type="float">
            <text:p>0.2039215686</text:p>
          </table:table-cell>
          <table:table-cell table:formula="of:=[.B10]-[.C11]" office:value-type="float" office:value="0.0329205366357069" calcext:value-type="float">
            <text:p>0.0329205366</text:p>
          </table:table-cell>
          <table:table-cell table:formula="of:=[.B11]-[.C11]" office:value-type="float" office:value="0.0592363261093911" calcext:value-type="float">
            <text:p>0.0592363261</text:p>
          </table:table-cell>
          <table:table-cell table:formula="of:=ABS([.D11])" office:value-type="float" office:value="0.0329205366357069" calcext:value-type="float">
            <text:p>0.0329205366</text:p>
          </table:table-cell>
          <table:table-cell table:formula="of:=ABS([.E11])" office:value-type="float" office:value="0.0592363261093911" calcext:value-type="float">
            <text:p>0.05923632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1]+1/38" office:value-type="float" office:value="0.289473684210526" calcext:value-type="float">
            <text:p>0.2894736842</text:p>
          </table:table-cell>
          <table:table-cell table:formula="of:=[.A12]/255" office:value-type="float" office:value="0.219607843137255" calcext:value-type="float">
            <text:p>0.2196078431</text:p>
          </table:table-cell>
          <table:table-cell table:formula="of:=[.B11]-[.C12]" office:value-type="float" office:value="0.0435500515995872" calcext:value-type="float">
            <text:p>0.0435500516</text:p>
          </table:table-cell>
          <table:table-cell table:formula="of:=[.B12]-[.C12]" office:value-type="float" office:value="0.0698658410732714" calcext:value-type="float">
            <text:p>0.0698658411</text:p>
          </table:table-cell>
          <table:table-cell table:formula="of:=ABS([.D12])" office:value-type="float" office:value="0.0435500515995872" calcext:value-type="float">
            <text:p>0.0435500516</text:p>
          </table:table-cell>
          <table:table-cell table:formula="of:=ABS([.E12])" office:value-type="float" office:value="0.0698658410732714" calcext:value-type="float">
            <text:p>0.06986584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12]+1/38" office:value-type="float" office:value="0.31578947368421" calcext:value-type="float">
            <text:p>0.3157894737</text:p>
          </table:table-cell>
          <table:table-cell table:formula="of:=[.A13]/255" office:value-type="float" office:value="0.250980392156863" calcext:value-type="float">
            <text:p>0.2509803922</text:p>
          </table:table-cell>
          <table:table-cell table:formula="of:=[.B12]-[.C13]" office:value-type="float" office:value="0.0384932920536636" calcext:value-type="float">
            <text:p>0.0384932921</text:p>
          </table:table-cell>
          <table:table-cell table:formula="of:=[.B13]-[.C13]" office:value-type="float" office:value="0.0648090815273478" calcext:value-type="float">
            <text:p>0.0648090815</text:p>
          </table:table-cell>
          <table:table-cell table:formula="of:=ABS([.D13])" office:value-type="float" office:value="0.0384932920536636" calcext:value-type="float">
            <text:p>0.0384932921</text:p>
          </table:table-cell>
          <table:table-cell table:formula="of:=ABS([.E13])" office:value-type="float" office:value="0.0648090815273478" calcext:value-type="float">
            <text:p>0.06480908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13]+1/38" office:value-type="float" office:value="0.342105263157895" calcext:value-type="float">
            <text:p>0.3421052632</text:p>
          </table:table-cell>
          <table:table-cell table:formula="of:=[.A14]/255" office:value-type="float" office:value="0.282352941176471" calcext:value-type="float">
            <text:p>0.2823529412</text:p>
          </table:table-cell>
          <table:table-cell table:formula="of:=[.B13]-[.C14]" office:value-type="float" office:value="0.0334365325077399" calcext:value-type="float">
            <text:p>0.0334365325</text:p>
          </table:table-cell>
          <table:table-cell table:formula="of:=[.B14]-[.C14]" office:value-type="float" office:value="0.0597523219814241" calcext:value-type="float">
            <text:p>0.059752322</text:p>
          </table:table-cell>
          <table:table-cell table:formula="of:=ABS([.D14])" office:value-type="float" office:value="0.0334365325077399" calcext:value-type="float">
            <text:p>0.0334365325</text:p>
          </table:table-cell>
          <table:table-cell table:formula="of:=ABS([.E14])" office:value-type="float" office:value="0.0597523219814241" calcext:value-type="float">
            <text:p>0.0597523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4]+1/38" office:value-type="float" office:value="0.368421052631579" calcext:value-type="float">
            <text:p>0.3684210526</text:p>
          </table:table-cell>
          <table:table-cell table:formula="of:=[.A15]/255" office:value-type="float" office:value="0.305882352941176" calcext:value-type="float">
            <text:p>0.3058823529</text:p>
          </table:table-cell>
          <table:table-cell table:formula="of:=[.B14]-[.C15]" office:value-type="float" office:value="0.0362229102167182" calcext:value-type="float">
            <text:p>0.0362229102</text:p>
          </table:table-cell>
          <table:table-cell table:formula="of:=[.B15]-[.C15]" office:value-type="float" office:value="0.0625386996904024" calcext:value-type="float">
            <text:p>0.0625386997</text:p>
          </table:table-cell>
          <table:table-cell table:formula="of:=ABS([.D15])" office:value-type="float" office:value="0.0362229102167182" calcext:value-type="float">
            <text:p>0.0362229102</text:p>
          </table:table-cell>
          <table:table-cell table:formula="of:=ABS([.E15])" office:value-type="float" office:value="0.0625386996904024" calcext:value-type="float">
            <text:p>0.06253869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15]+1/38" office:value-type="float" office:value="0.394736842105263" calcext:value-type="float">
            <text:p>0.3947368421</text:p>
          </table:table-cell>
          <table:table-cell table:formula="of:=[.A16]/255" office:value-type="float" office:value="0.329411764705882" calcext:value-type="float">
            <text:p>0.3294117647</text:p>
          </table:table-cell>
          <table:table-cell table:formula="of:=[.B15]-[.C16]" office:value-type="float" office:value="0.0390092879256965" calcext:value-type="float">
            <text:p>0.0390092879</text:p>
          </table:table-cell>
          <table:table-cell table:formula="of:=[.B16]-[.C16]" office:value-type="float" office:value="0.0653250773993807" calcext:value-type="float">
            <text:p>0.0653250774</text:p>
          </table:table-cell>
          <table:table-cell table:formula="of:=ABS([.D16])" office:value-type="float" office:value="0.0390092879256965" calcext:value-type="float">
            <text:p>0.0390092879</text:p>
          </table:table-cell>
          <table:table-cell table:formula="of:=ABS([.E16])" office:value-type="float" office:value="0.0653250773993807" calcext:value-type="float">
            <text:p>0.06532507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16]+1/38" office:value-type="float" office:value="0.421052631578947" calcext:value-type="float">
            <text:p>0.4210526316</text:p>
          </table:table-cell>
          <table:table-cell table:formula="of:=[.A17]/255" office:value-type="float" office:value="0.368627450980392" calcext:value-type="float">
            <text:p>0.368627451</text:p>
          </table:table-cell>
          <table:table-cell table:formula="of:=[.B16]-[.C17]" office:value-type="float" office:value="0.0261093911248709" calcext:value-type="float">
            <text:p>0.0261093911</text:p>
          </table:table-cell>
          <table:table-cell table:formula="of:=[.B17]-[.C17]" office:value-type="float" office:value="0.0524251805985551" calcext:value-type="float">
            <text:p>0.0524251806</text:p>
          </table:table-cell>
          <table:table-cell table:formula="of:=ABS([.D17])" office:value-type="float" office:value="0.0261093911248709" calcext:value-type="float">
            <text:p>0.0261093911</text:p>
          </table:table-cell>
          <table:table-cell table:formula="of:=ABS([.E17])" office:value-type="float" office:value="0.0524251805985551" calcext:value-type="float">
            <text:p>0.05242518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7]+1/38" office:value-type="float" office:value="0.447368421052631" calcext:value-type="float">
            <text:p>0.4473684211</text:p>
          </table:table-cell>
          <table:table-cell table:formula="of:=[.A18]/255" office:value-type="float" office:value="0.411764705882353" calcext:value-type="float">
            <text:p>0.4117647059</text:p>
          </table:table-cell>
          <table:table-cell table:formula="of:=[.B17]-[.C18]" office:value-type="float" office:value="0.00928792569659431" calcext:value-type="float">
            <text:p>0.0092879257</text:p>
          </table:table-cell>
          <table:table-cell table:formula="of:=[.B18]-[.C18]" office:value-type="float" office:value="0.0356037151702785" calcext:value-type="float">
            <text:p>0.0356037152</text:p>
          </table:table-cell>
          <table:table-cell table:formula="of:=ABS([.D18])" office:value-type="float" office:value="0.00928792569659431" calcext:value-type="float">
            <text:p>0.0092879257</text:p>
          </table:table-cell>
          <table:table-cell table:formula="of:=ABS([.E18])" office:value-type="float" office:value="0.0356037151702785" calcext:value-type="float">
            <text:p>0.03560371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8]+1/38" office:value-type="float" office:value="0.473684210526316" calcext:value-type="float">
            <text:p>0.4736842105</text:p>
          </table:table-cell>
          <table:table-cell table:formula="of:=[.A19]/255" office:value-type="float" office:value="0.415686274509804" calcext:value-type="float">
            <text:p>0.4156862745</text:p>
          </table:table-cell>
          <table:table-cell table:formula="of:=[.B18]-[.C19]" office:value-type="float" office:value="0.0316821465428275" calcext:value-type="float">
            <text:p>0.0316821465</text:p>
          </table:table-cell>
          <table:table-cell table:formula="of:=[.B19]-[.C19]" office:value-type="float" office:value="0.0579979360165117" calcext:value-type="float">
            <text:p>0.057997936</text:p>
          </table:table-cell>
          <table:table-cell table:formula="of:=ABS([.D19])" office:value-type="float" office:value="0.0316821465428275" calcext:value-type="float">
            <text:p>0.0316821465</text:p>
          </table:table-cell>
          <table:table-cell table:formula="of:=ABS([.E19])" office:value-type="float" office:value="0.0579979360165117" calcext:value-type="float">
            <text:p>0.0579979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9]+1/38" office:value-type="float" office:value="0.5" calcext:value-type="float">
            <text:p>0.5</text:p>
          </table:table-cell>
          <table:table-cell table:formula="of:=[.A20]/255" office:value-type="float" office:value="0.423529411764706" calcext:value-type="float">
            <text:p>0.4235294118</text:p>
          </table:table-cell>
          <table:table-cell table:formula="of:=[.B19]-[.C20]" office:value-type="float" office:value="0.0501547987616097" calcext:value-type="float">
            <text:p>0.0501547988</text:p>
          </table:table-cell>
          <table:table-cell table:formula="of:=[.B20]-[.C20]" office:value-type="float" office:value="0.0764705882352939" calcext:value-type="float">
            <text:p>0.0764705882</text:p>
          </table:table-cell>
          <table:table-cell table:formula="of:=ABS([.D20])" office:value-type="float" office:value="0.0501547987616097" calcext:value-type="float">
            <text:p>0.0501547988</text:p>
          </table:table-cell>
          <table:table-cell table:formula="of:=ABS([.E20])" office:value-type="float" office:value="0.0764705882352939" calcext:value-type="float">
            <text:p>0.07647058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20]+1/38" office:value-type="float" office:value="0.526315789473684" calcext:value-type="float">
            <text:p>0.5263157895</text:p>
          </table:table-cell>
          <table:table-cell table:formula="of:=[.A21]/255" office:value-type="float" office:value="0.454901960784314" calcext:value-type="float">
            <text:p>0.4549019608</text:p>
          </table:table-cell>
          <table:table-cell table:formula="of:=[.B20]-[.C21]" office:value-type="float" office:value="0.0450980392156861" calcext:value-type="float">
            <text:p>0.0450980392</text:p>
          </table:table-cell>
          <table:table-cell table:formula="of:=[.B21]-[.C21]" office:value-type="float" office:value="0.0714138286893702" calcext:value-type="float">
            <text:p>0.0714138287</text:p>
          </table:table-cell>
          <table:table-cell table:formula="of:=ABS([.D21])" office:value-type="float" office:value="0.0450980392156861" calcext:value-type="float">
            <text:p>0.0450980392</text:p>
          </table:table-cell>
          <table:table-cell table:formula="of:=ABS([.E21])" office:value-type="float" office:value="0.0714138286893702" calcext:value-type="float">
            <text:p>0.07141382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21]+1/38" office:value-type="float" office:value="0.552631578947368" calcext:value-type="float">
            <text:p>0.5526315789</text:p>
          </table:table-cell>
          <table:table-cell table:formula="of:=[.A22]/255" office:value-type="float" office:value="0.505882352941176" calcext:value-type="float">
            <text:p>0.5058823529</text:p>
          </table:table-cell>
          <table:table-cell table:formula="of:=[.B21]-[.C22]" office:value-type="float" office:value="0.0204334365325075" calcext:value-type="float">
            <text:p>0.0204334365</text:p>
          </table:table-cell>
          <table:table-cell table:formula="of:=[.B22]-[.C22]" office:value-type="float" office:value="0.0467492260061917" calcext:value-type="float">
            <text:p>0.046749226</text:p>
          </table:table-cell>
          <table:table-cell table:formula="of:=ABS([.D22])" office:value-type="float" office:value="0.0204334365325075" calcext:value-type="float">
            <text:p>0.0204334365</text:p>
          </table:table-cell>
          <table:table-cell table:formula="of:=ABS([.E22])" office:value-type="float" office:value="0.0467492260061917" calcext:value-type="float">
            <text:p>0.0467492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22]+1/38" office:value-type="float" office:value="0.578947368421052" calcext:value-type="float">
            <text:p>0.5789473684</text:p>
          </table:table-cell>
          <table:table-cell table:formula="of:=[.A23]/255" office:value-type="float" office:value="0.513725490196078" calcext:value-type="float">
            <text:p>0.5137254902</text:p>
          </table:table-cell>
          <table:table-cell table:formula="of:=[.B22]-[.C23]" office:value-type="float" office:value="0.0389060887512898" calcext:value-type="float">
            <text:p>0.0389060888</text:p>
          </table:table-cell>
          <table:table-cell table:formula="of:=[.B23]-[.C23]" office:value-type="float" office:value="0.0652218782249739" calcext:value-type="float">
            <text:p>0.0652218782</text:p>
          </table:table-cell>
          <table:table-cell table:formula="of:=ABS([.D23])" office:value-type="float" office:value="0.0389060887512898" calcext:value-type="float">
            <text:p>0.0389060888</text:p>
          </table:table-cell>
          <table:table-cell table:formula="of:=ABS([.E23])" office:value-type="float" office:value="0.0652218782249739" calcext:value-type="float">
            <text:p>0.06522187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23]+1/38" office:value-type="float" office:value="0.605263157894736" calcext:value-type="float">
            <text:p>0.6052631579</text:p>
          </table:table-cell>
          <table:table-cell table:formula="of:=[.A24]/255" office:value-type="float" office:value="0.529411764705882" calcext:value-type="float">
            <text:p>0.5294117647</text:p>
          </table:table-cell>
          <table:table-cell table:formula="of:=[.B23]-[.C24]" office:value-type="float" office:value="0.04953560371517" calcext:value-type="float">
            <text:p>0.0495356037</text:p>
          </table:table-cell>
          <table:table-cell table:formula="of:=[.B24]-[.C24]" office:value-type="float" office:value="0.0758513931888541" calcext:value-type="float">
            <text:p>0.0758513932</text:p>
          </table:table-cell>
          <table:table-cell table:formula="of:=ABS([.D24])" office:value-type="float" office:value="0.04953560371517" calcext:value-type="float">
            <text:p>0.0495356037</text:p>
          </table:table-cell>
          <table:table-cell table:formula="of:=ABS([.E24])" office:value-type="float" office:value="0.0758513931888541" calcext:value-type="float">
            <text:p>0.07585139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24]+1/38" office:value-type="float" office:value="0.631578947368421" calcext:value-type="float">
            <text:p>0.6315789474</text:p>
          </table:table-cell>
          <table:table-cell table:formula="of:=[.A25]/255" office:value-type="float" office:value="0.6" calcext:value-type="float">
            <text:p>0.6</text:p>
          </table:table-cell>
          <table:table-cell table:formula="of:=[.B24]-[.C25]" office:value-type="float" office:value="0.00526315789473653" calcext:value-type="float">
            <text:p>0.0052631579</text:p>
          </table:table-cell>
          <table:table-cell table:formula="of:=[.B25]-[.C25]" office:value-type="float" office:value="0.0315789473684207" calcext:value-type="float">
            <text:p>0.0315789474</text:p>
          </table:table-cell>
          <table:table-cell table:formula="of:=ABS([.D25])" office:value-type="float" office:value="0.00526315789473653" calcext:value-type="float">
            <text:p>0.0052631579</text:p>
          </table:table-cell>
          <table:table-cell table:formula="of:=ABS([.E25])" office:value-type="float" office:value="0.0315789473684207" calcext:value-type="float">
            <text:p>0.031578947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25]+1/38" office:value-type="float" office:value="0.657894736842105" calcext:value-type="float">
            <text:p>0.6578947368</text:p>
          </table:table-cell>
          <table:table-cell table:formula="of:=[.A26]/255" office:value-type="float" office:value="0.635294117647059" calcext:value-type="float">
            <text:p>0.6352941176</text:p>
          </table:table-cell>
          <table:table-cell table:formula="of:=[.B25]-[.C26]" office:value-type="float" office:value="-0.0037151702786381" calcext:value-type="float">
            <text:p>-0.0037151703</text:p>
          </table:table-cell>
          <table:table-cell table:formula="of:=[.B26]-[.C26]" office:value-type="float" office:value="0.0226006191950461" calcext:value-type="float">
            <text:p>0.0226006192</text:p>
          </table:table-cell>
          <table:table-cell table:formula="of:=ABS([.D26])" office:value-type="float" office:value="0.0037151702786381" calcext:value-type="float">
            <text:p>0.0037151703</text:p>
          </table:table-cell>
          <table:table-cell table:formula="of:=ABS([.E26])" office:value-type="float" office:value="0.0226006191950461" calcext:value-type="float">
            <text:p>0.02260061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26]+1/38" office:value-type="float" office:value="0.684210526315789" calcext:value-type="float">
            <text:p>0.6842105263</text:p>
          </table:table-cell>
          <table:table-cell table:formula="of:=[.A27]/255" office:value-type="float" office:value="0.682352941176471" calcext:value-type="float">
            <text:p>0.6823529412</text:p>
          </table:table-cell>
          <table:table-cell table:formula="of:=[.B26]-[.C27]" office:value-type="float" office:value="-0.0244582043343657" calcext:value-type="float">
            <text:p>-0.0244582043</text:p>
          </table:table-cell>
          <table:table-cell table:formula="of:=[.B27]-[.C27]" office:value-type="float" office:value="0.00185758513931844" calcext:value-type="float">
            <text:p>0.0018575851</text:p>
          </table:table-cell>
          <table:table-cell table:formula="of:=ABS([.D27])" office:value-type="float" office:value="0.0244582043343657" calcext:value-type="float">
            <text:p>0.0244582043</text:p>
          </table:table-cell>
          <table:table-cell table:formula="of:=ABS([.E27])" office:value-type="float" office:value="0.00185758513931844" calcext:value-type="float">
            <text:p>0.00185758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27]+1/38" office:value-type="float" office:value="0.710526315789473" calcext:value-type="float">
            <text:p>0.7105263158</text:p>
          </table:table-cell>
          <table:table-cell table:formula="of:=[.A28]/255" office:value-type="float" office:value="0.690196078431373" calcext:value-type="float">
            <text:p>0.6901960784</text:p>
          </table:table-cell>
          <table:table-cell table:formula="of:=[.B27]-[.C28]" office:value-type="float" office:value="-0.00598555211558349" calcext:value-type="float">
            <text:p>-0.0059855521</text:p>
          </table:table-cell>
          <table:table-cell table:formula="of:=[.B28]-[.C28]" office:value-type="float" office:value="0.0203302373581007" calcext:value-type="float">
            <text:p>0.0203302374</text:p>
          </table:table-cell>
          <table:table-cell table:formula="of:=ABS([.D28])" office:value-type="float" office:value="0.00598555211558349" calcext:value-type="float">
            <text:p>0.0059855521</text:p>
          </table:table-cell>
          <table:table-cell table:formula="of:=ABS([.E28])" office:value-type="float" office:value="0.0203302373581007" calcext:value-type="float">
            <text:p>0.02033023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28]+1/38" office:value-type="float" office:value="0.736842105263157" calcext:value-type="float">
            <text:p>0.7368421053</text:p>
          </table:table-cell>
          <table:table-cell table:formula="of:=[.A29]/255" office:value-type="float" office:value="0.737254901960784" calcext:value-type="float">
            <text:p>0.737254902</text:p>
          </table:table-cell>
          <table:table-cell table:formula="of:=[.B28]-[.C29]" office:value-type="float" office:value="-0.0267285861713111" calcext:value-type="float">
            <text:p>-0.0267285862</text:p>
          </table:table-cell>
          <table:table-cell table:formula="of:=[.B29]-[.C29]" office:value-type="float" office:value="-0.000412796697626949" calcext:value-type="float">
            <text:p>-0.0004127967</text:p>
          </table:table-cell>
          <table:table-cell table:formula="of:=ABS([.D29])" office:value-type="float" office:value="0.0267285861713111" calcext:value-type="float">
            <text:p>0.0267285862</text:p>
          </table:table-cell>
          <table:table-cell table:formula="of:=ABS([.E29])" office:value-type="float" office:value="0.000412796697626949" calcext:value-type="float">
            <text:p>0.00041279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29]+1/38" office:value-type="float" office:value="0.763157894736842" calcext:value-type="float">
            <text:p>0.7631578947</text:p>
          </table:table-cell>
          <table:table-cell table:formula="of:=[.A30]/255" office:value-type="float" office:value="0.752941176470588" calcext:value-type="float">
            <text:p>0.7529411765</text:p>
          </table:table-cell>
          <table:table-cell table:formula="of:=[.B29]-[.C30]" office:value-type="float" office:value="-0.0160990712074308" calcext:value-type="float">
            <text:p>-0.0160990712</text:p>
          </table:table-cell>
          <table:table-cell table:formula="of:=[.B30]-[.C30]" office:value-type="float" office:value="0.0102167182662534" calcext:value-type="float">
            <text:p>0.0102167183</text:p>
          </table:table-cell>
          <table:table-cell table:formula="of:=ABS([.D30])" office:value-type="float" office:value="0.0160990712074308" calcext:value-type="float">
            <text:p>0.0160990712</text:p>
          </table:table-cell>
          <table:table-cell table:formula="of:=ABS([.E30])" office:value-type="float" office:value="0.0102167182662534" calcext:value-type="float">
            <text:p>0.01021671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30]+1/38" office:value-type="float" office:value="0.789473684210526" calcext:value-type="float">
            <text:p>0.7894736842</text:p>
          </table:table-cell>
          <table:table-cell table:formula="of:=[.A31]/255" office:value-type="float" office:value="0.76078431372549" calcext:value-type="float">
            <text:p>0.7607843137</text:p>
          </table:table-cell>
          <table:table-cell table:formula="of:=[.B30]-[.C31]" office:value-type="float" office:value="0.00237358101135143" calcext:value-type="float">
            <text:p>0.002373581</text:p>
          </table:table-cell>
          <table:table-cell table:formula="of:=[.B31]-[.C31]" office:value-type="float" office:value="0.0286893704850356" calcext:value-type="float">
            <text:p>0.0286893705</text:p>
          </table:table-cell>
          <table:table-cell table:formula="of:=ABS([.D31])" office:value-type="float" office:value="0.00237358101135143" calcext:value-type="float">
            <text:p>0.002373581</text:p>
          </table:table-cell>
          <table:table-cell table:formula="of:=ABS([.E31])" office:value-type="float" office:value="0.0286893704850356" calcext:value-type="float">
            <text:p>0.02868937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31]+1/38" office:value-type="float" office:value="0.81578947368421" calcext:value-type="float">
            <text:p>0.8157894737</text:p>
          </table:table-cell>
          <table:table-cell table:formula="of:=[.A32]/255" office:value-type="float" office:value="0.768627450980392" calcext:value-type="float">
            <text:p>0.768627451</text:p>
          </table:table-cell>
          <table:table-cell table:formula="of:=[.B31]-[.C32]" office:value-type="float" office:value="0.0208462332301336" calcext:value-type="float">
            <text:p>0.0208462332</text:p>
          </table:table-cell>
          <table:table-cell table:formula="of:=[.B32]-[.C32]" office:value-type="float" office:value="0.0471620227038178" calcext:value-type="float">
            <text:p>0.0471620227</text:p>
          </table:table-cell>
          <table:table-cell table:formula="of:=ABS([.D32])" office:value-type="float" office:value="0.0208462332301336" calcext:value-type="float">
            <text:p>0.0208462332</text:p>
          </table:table-cell>
          <table:table-cell table:formula="of:=ABS([.E32])" office:value-type="float" office:value="0.0471620227038178" calcext:value-type="float">
            <text:p>0.04716202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2]+1/38" office:value-type="float" office:value="0.842105263157894" calcext:value-type="float">
            <text:p>0.8421052632</text:p>
          </table:table-cell>
          <table:table-cell table:formula="of:=[.A33]/255" office:value-type="float" office:value="0.784313725490196" calcext:value-type="float">
            <text:p>0.7843137255</text:p>
          </table:table-cell>
          <table:table-cell table:formula="of:=[.B32]-[.C33]" office:value-type="float" office:value="0.0314757481940139" calcext:value-type="float">
            <text:p>0.0314757482</text:p>
          </table:table-cell>
          <table:table-cell table:formula="of:=[.B33]-[.C33]" office:value-type="float" office:value="0.0577915376676981" calcext:value-type="float">
            <text:p>0.0577915377</text:p>
          </table:table-cell>
          <table:table-cell table:formula="of:=ABS([.D33])" office:value-type="float" office:value="0.0314757481940139" calcext:value-type="float">
            <text:p>0.0314757482</text:p>
          </table:table-cell>
          <table:table-cell table:formula="of:=ABS([.E33])" office:value-type="float" office:value="0.0577915376676981" calcext:value-type="float">
            <text:p>0.057791537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33]+1/38" office:value-type="float" office:value="0.868421052631578" calcext:value-type="float">
            <text:p>0.8684210526</text:p>
          </table:table-cell>
          <table:table-cell table:formula="of:=[.A34]/255" office:value-type="float" office:value="0.83921568627451" calcext:value-type="float">
            <text:p>0.8392156863</text:p>
          </table:table-cell>
          <table:table-cell table:formula="of:=[.B33]-[.C34]" office:value-type="float" office:value="0.00288957688338431" calcext:value-type="float">
            <text:p>0.0028895769</text:p>
          </table:table-cell>
          <table:table-cell table:formula="of:=[.B34]-[.C34]" office:value-type="float" office:value="0.0292053663570685" calcext:value-type="float">
            <text:p>0.0292053664</text:p>
          </table:table-cell>
          <table:table-cell table:formula="of:=ABS([.D34])" office:value-type="float" office:value="0.00288957688338431" calcext:value-type="float">
            <text:p>0.0028895769</text:p>
          </table:table-cell>
          <table:table-cell table:formula="of:=ABS([.E34])" office:value-type="float" office:value="0.0292053663570685" calcext:value-type="float">
            <text:p>0.02920536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34]+1/38" office:value-type="float" office:value="0.894736842105263" calcext:value-type="float">
            <text:p>0.8947368421</text:p>
          </table:table-cell>
          <table:table-cell table:formula="of:=[.A35]/255" office:value-type="float" office:value="0.854901960784314" calcext:value-type="float">
            <text:p>0.8549019608</text:p>
          </table:table-cell>
          <table:table-cell table:formula="of:=[.B34]-[.C35]" office:value-type="float" office:value="0.0135190918472646" calcext:value-type="float">
            <text:p>0.0135190918</text:p>
          </table:table-cell>
          <table:table-cell table:formula="of:=[.B35]-[.C35]" office:value-type="float" office:value="0.0398348813209488" calcext:value-type="float">
            <text:p>0.0398348813</text:p>
          </table:table-cell>
          <table:table-cell table:formula="of:=ABS([.D35])" office:value-type="float" office:value="0.0135190918472646" calcext:value-type="float">
            <text:p>0.0135190918</text:p>
          </table:table-cell>
          <table:table-cell table:formula="of:=ABS([.E35])" office:value-type="float" office:value="0.0398348813209488" calcext:value-type="float">
            <text:p>0.03983488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35]+1/38" office:value-type="float" office:value="0.921052631578947" calcext:value-type="float">
            <text:p>0.9210526316</text:p>
          </table:table-cell>
          <table:table-cell table:formula="of:=[.A36]/255" office:value-type="float" office:value="0.886274509803921" calcext:value-type="float">
            <text:p>0.8862745098</text:p>
          </table:table-cell>
          <table:table-cell table:formula="of:=[.B35]-[.C36]" office:value-type="float" office:value="0.00846233230134097" calcext:value-type="float">
            <text:p>0.0084623323</text:p>
          </table:table-cell>
          <table:table-cell table:formula="of:=[.B36]-[.C36]" office:value-type="float" office:value="0.0347781217750251" calcext:value-type="float">
            <text:p>0.0347781218</text:p>
          </table:table-cell>
          <table:table-cell table:formula="of:=ABS([.D36])" office:value-type="float" office:value="0.00846233230134097" calcext:value-type="float">
            <text:p>0.0084623323</text:p>
          </table:table-cell>
          <table:table-cell table:formula="of:=ABS([.E36])" office:value-type="float" office:value="0.0347781217750251" calcext:value-type="float">
            <text:p>0.03477812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36]+1/38" office:value-type="float" office:value="0.947368421052631" calcext:value-type="float">
            <text:p>0.9473684211</text:p>
          </table:table-cell>
          <table:table-cell table:formula="of:=[.A37]/255" office:value-type="float" office:value="0.905882352941176" calcext:value-type="float">
            <text:p>0.9058823529</text:p>
          </table:table-cell>
          <table:table-cell table:formula="of:=[.B36]-[.C37]" office:value-type="float" office:value="0.0151702786377702" calcext:value-type="float">
            <text:p>0.0151702786</text:p>
          </table:table-cell>
          <table:table-cell table:formula="of:=[.B37]-[.C37]" office:value-type="float" office:value="0.0414860681114544" calcext:value-type="float">
            <text:p>0.0414860681</text:p>
          </table:table-cell>
          <table:table-cell table:formula="of:=ABS([.D37])" office:value-type="float" office:value="0.0151702786377702" calcext:value-type="float">
            <text:p>0.0151702786</text:p>
          </table:table-cell>
          <table:table-cell table:formula="of:=ABS([.E37])" office:value-type="float" office:value="0.0414860681114544" calcext:value-type="float">
            <text:p>0.04148606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37]+1/38" office:value-type="float" office:value="0.973684210526315" calcext:value-type="float">
            <text:p>0.9736842105</text:p>
          </table:table-cell>
          <table:table-cell table:formula="of:=[.A38]/255" office:value-type="float" office:value="0.917647058823529" calcext:value-type="float">
            <text:p>0.9176470588</text:p>
          </table:table-cell>
          <table:table-cell table:formula="of:=[.B37]-[.C38]" office:value-type="float" office:value="0.0297213622291015" calcext:value-type="float">
            <text:p>0.0297213622</text:p>
          </table:table-cell>
          <table:table-cell table:formula="of:=[.B38]-[.C38]" office:value-type="float" office:value="0.0560371517027857" calcext:value-type="float">
            <text:p>0.0560371517</text:p>
          </table:table-cell>
          <table:table-cell table:formula="of:=ABS([.D38])" office:value-type="float" office:value="0.0297213622291015" calcext:value-type="float">
            <text:p>0.0297213622</text:p>
          </table:table-cell>
          <table:table-cell table:formula="of:=ABS([.E38])" office:value-type="float" office:value="0.0560371517027857" calcext:value-type="float">
            <text:p>0.05603715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38]+1/38" office:value-type="float" office:value="0.999999999999999" calcext:value-type="float">
            <text:p>1</text:p>
          </table:table-cell>
          <table:table-cell table:formula="of:=[.A39]/255" office:value-type="float" office:value="0.976470588235294" calcext:value-type="float">
            <text:p>0.9764705882</text:p>
          </table:table-cell>
          <table:table-cell table:formula="of:=[.B38]-[.C39]" office:value-type="float" office:value="-0.00278637770897905" calcext:value-type="float">
            <text:p>-0.0027863777</text:p>
          </table:table-cell>
          <table:table-cell table:formula="of:=[.B39]-[.C39]" office:value-type="float" office:value="0.0235294117647051" calcext:value-type="float">
            <text:p>0.0235294118</text:p>
          </table:table-cell>
          <table:table-cell table:formula="of:=ABS([.D39])" office:value-type="float" office:value="0.00278637770897905" calcext:value-type="float">
            <text:p>0.0027863777</text:p>
          </table:table-cell>
          <table:table-cell table:formula="of:=ABS([.E39])" office:value-type="float" office:value="0.0235294117647051" calcext:value-type="float">
            <text:p>0.0235294118</text:p>
          </table:table-cell>
        </table:table-row>
        <table:table-row table:style-name="ro1">
          <table:table-cell table:number-columns-repeated="5"/>
          <table:table-cell table:formula="of:=MAX([.F2:.F39])" office:value-type="float" office:value="0.0501547987616097" calcext:value-type="float">
            <text:p>0.0501547988</text:p>
          </table:table-cell>
          <table:table-cell table:formula="of:=MAX([.G2:.G39])" office:value-type="float" office:value="0.0764705882352939" calcext:value-type="float">
            <text:p>0.0764705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2:39:42.099293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</meta:initial-creator>
    <meta:creation-date>2015-06-12T21:00:45.717403090</meta:creation-date>
    <dc:date>2015-06-16T22:58:42.276121225</dc:date>
    <dc:creator>Christian K</dc:creator>
    <meta:editing-duration>PT11M46S</meta:editing-duration>
    <meta:editing-cycles>3</meta:editing-cycles>
    <meta:generator>LibreOffice/4.2.8.2$Linux_X86_64 LibreOffice_project/420m0$Build-2</meta:generator>
    <meta:document-statistic meta:table-count="1" meta:cell-count="270" meta:object-count="0"/>
  </office:meta>
</office:document-meta>
</file>